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Lohit Hindi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center" draw:textarea-vertical-align="middle" fo:min-height="0.55cm"/>
    </style:style>
    <style:style style:name="gr1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AR PL UKai CN" fo:font-size="18pt" style:font-name-asian="AR PL UKai CN" style:font-size-asian="18pt" style:font-size-complex="18pt"/>
    </style:style>
    <style:style style:name="P3" style:family="paragraph">
      <style:paragraph-properties fo:text-align="center"/>
      <style:text-properties style:font-name="AR PL UKai CN" fo:font-size="18pt" style:font-name-asian="AR PL UKai CN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AR PL UKai CN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Hind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4.4cm" svg:height="8.7cm" svg:x="10.7cm" svg:y="1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18.5cm" svg:y="24.2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1.105cm" svg:y1="25.311cm" svg:x2="22.976cm" svg:y2="25.278cm">
          <text:p/>
        </draw:line>
        <draw:polygon draw:style-name="gr4" draw:text-style-name="P1" draw:layer="layout" svg:width="2.576cm" svg:height="0.995cm" svg:x="23.122cm" svg:y="20.899cm" svg:viewBox="0 0 2577 996" draw:points="0,996 0,0 2577,0 2577,996">
          <text:p text:style-name="P1">master</text:p>
        </draw:polygon>
        <draw:polygon draw:style-name="gr5" draw:text-style-name="P1" draw:layer="layout" svg:width="0cm" svg:height="0cm" svg:x="23.1cm" svg:y="21.8cm" svg:viewBox="0 0 0 0" draw:points="0,0">
          <text:p/>
        </draw:polygon>
        <draw:polygon draw:style-name="gr5" draw:text-style-name="P1" draw:layer="layout" svg:width="1.1cm" svg:height="2.2cm" svg:x="23.899cm" svg:y="21.899cm" svg:viewBox="0 0 1101 2201" draw:points="275,0 275,1650 0,1650 550,2201 1101,1650 825,1650 825,0">
          <text:p/>
        </draw:polygon>
        <draw:polygon draw:style-name="gr5" draw:text-style-name="P1" draw:layer="layout" svg:width="0cm" svg:height="0cm" svg:x="23.899cm" svg:y="21.899cm" svg:viewBox="0 0 0 0" draw:points="0,0">
          <text:p/>
        </draw:polygon>
        <draw:custom-shape draw:style-name="gr1" draw:text-style-name="P1" draw:layer="layout" svg:width="24.4cm" svg:height="8.8cm" svg:x="10.7cm" svg:y="2.7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34cm" svg:y="4.7cm" svg:viewBox="0 0 0 0" draw:points="0,0">
          <text:p/>
        </draw:polygon>
        <draw:polygon draw:style-name="gr6" draw:text-style-name="P1" draw:layer="layout" svg:width="4.564cm" svg:height="0.995cm" svg:x="21.3cm" svg:y="3.699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22.278cm" svg:y="4.6cm" svg:viewBox="0 0 0 0" draw:points="0,0">
          <text:p/>
        </draw:polygon>
        <draw:polygon draw:style-name="gr7" draw:text-style-name="P1" draw:layer="layout" svg:width="1.1cm" svg:height="2.2cm" svg:x="23.077cm" svg:y="4.699cm" svg:viewBox="0 0 1101 2201" draw:points="275,0 275,1650 0,1650 550,2201 1101,1650 825,1650 825,0">
          <text:p/>
        </draw:polygon>
        <draw:polygon draw:style-name="gr7" draw:text-style-name="P1" draw:layer="layout" svg:width="0cm" svg:height="0cm" svg:x="23.077cm" svg:y="4.699cm" svg:viewBox="0 0 0 0" draw:points="0,0">
          <text:p/>
        </draw:polygon>
        <draw:polygon draw:style-name="gr7" draw:text-style-name="P1" draw:layer="layout" svg:width="0cm" svg:height="0cm" svg:x="25.5cm" svg:y="6.3cm" svg:viewBox="0 0 0 0" draw:points="0,0">
          <text:p/>
        </draw:polygon>
        <draw:custom-shape draw:style-name="gr8" draw:text-style-name="P1" draw:layer="layout" svg:width="24.5cm" svg:height="2.1cm" svg:x="10.6cm" svg:y="17.6cm">
          <text:p text:style-name="P1">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cm" svg:height="2.1cm" svg:x="10.7cm" svg:y="11.5cm">
          <text:p text:style-name="P1">远程仓库ori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9.4cm" svg:height="2.1cm" svg:x="15.7cm" svg:y="11.5cm">
          <text:p text:style-name="P2"><text:span text:style-name="T1">https://github.com/luomoweilan/blog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22.976cm" svg:y="24.2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7.787cm" svg:y="6.9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0.392cm" svg:y1="8.052cm" svg:x2="22.263cm" svg:y2="8.019cm">
          <text:p/>
        </draw:line>
        <draw:custom-shape draw:style-name="gr2" draw:text-style-name="P1" draw:layer="layout" svg:width="2.524cm" svg:height="2.1cm" svg:x="22.263cm" svg:y="6.941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2.5cm" svg:y1="17.5cm" svg:x2="22.5cm" svg:y2="13.8cm">
          <text:p/>
        </draw:line>
        <draw:polygon draw:style-name="gr11" draw:text-style-name="P1" draw:layer="layout" svg:width="5.476cm" svg:height="0.995cm" svg:x="16.9cm" svg:y="15.404cm" svg:viewBox="0 0 5477 996" draw:points="0,996 0,0 5477,0 5477,996">
          <text:p text:style-name="P1">git remote add</text:p>
        </draw:polygon>
        <draw:line draw:style-name="gr10" draw:text-style-name="P1" draw:layer="layout" svg:x1="24.8cm" svg:y1="17.501cm" svg:x2="24.8cm" svg:y2="13.801cm">
          <text:p/>
        </draw:line>
        <draw:polygon draw:style-name="gr11" draw:text-style-name="P1" draw:layer="layout" svg:width="5.476cm" svg:height="0.995cm" svg:x="26.001cm" svg:y="15.404cm" svg:viewBox="0 0 5477 996" draw:points="0,996 0,0 5477,0 5477,996">
          <text:p text:style-name="P1">git remote remove</text:p>
        </draw:polygon>
        <draw:line draw:style-name="gr12" draw:text-style-name="P1" draw:layer="layout" svg:x1="23.9cm" svg:y1="15cm" svg:x2="25.7cm" svg:y2="16.8cm">
          <text:p/>
        </draw:line>
        <draw:line draw:style-name="gr12" draw:text-style-name="P1" draw:layer="layout" svg:x1="25.5cm" svg:y1="15.1cm" svg:x2="24cm" svg:y2="16.6cm">
          <text:p/>
        </draw:line>
        <draw:polygon draw:style-name="gr11" draw:text-style-name="P1" draw:layer="layout" svg:width="5.476cm" svg:height="0.995cm" svg:x="8.201cm" svg:y="15.404cm" svg:viewBox="0 0 5477 996" draw:points="0,996 0,0 5477,0 5477,996">
          <text:p text:style-name="P1">git remote rename</text:p>
        </draw:polygon>
        <draw:line draw:style-name="gr10" draw:text-style-name="P1" draw:layer="layout" svg:x1="14.4cm" svg:y1="17.501cm" svg:x2="14.4cm" svg:y2="13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Lohit Hindi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Lohit Hindi" style:font-family-asian="'Lohit Hind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4T20:07:33.753117014</dc:date>
    <meta:editing-duration>PT8H56M33S</meta:editing-duration>
    <meta:editing-cycles>250</meta:editing-cycles>
    <meta:generator>LibreOffice/4.2.6.3$Linux_x86 LibreOffice_project/420m0$Build-3</meta:generator>
    <meta:document-statistic meta:object-count="29"/>
  </office:meta>
</office:document-meta>
</file>